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NodeFilter.setMatch( boolean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NodeFilter.get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NodeFilter.acceptNode( Node 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7">
            <text:p text:style-name="Table_20_Contents">7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NameNodeFilt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ameNodeFilt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